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pitch="variable" style:font-charset="x-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849cm" style:rel-column-width="29244*"/>
    </style:style>
    <style:style style:name="Table1.B" style:family="table-column">
      <style:table-column-properties style:column-width="9.74cm" style:rel-column-width="36291*"/>
    </style:style>
    <style:style style:name="Table1.A1" style:family="table-cell">
      <style:table-cell-properties fo:padding="0.049cm" fo:border-left="none" fo:border-right="none" fo:border-top="none" fo:border-bottom="0.05pt solid #000000"/>
    </style:style>
    <style:style style:name="Table2" style:family="table">
      <style:table-properties style:width="7.375cm" fo:margin-left="0.3cm" table:align="left"/>
    </style:style>
    <style:style style:name="Table2.A" style:family="table-column">
      <style:table-column-properties style:column-width="7.375cm"/>
    </style:style>
    <style:style style:name="Table2.1" style:family="table-row">
      <style:table-row-properties style:min-row-height="0.982cm"/>
    </style:style>
    <style:style style:name="Table3" style:family="table">
      <style:table-properties style:width="9.643cm" table:align="margins"/>
    </style:style>
    <style:style style:name="Table3.A" style:family="table-column">
      <style:table-column-properties style:column-width="4.473cm" style:rel-column-width="30405*"/>
    </style:style>
    <style:style style:name="Table3.B" style:family="table-column">
      <style:table-column-properties style:column-width="1.854cm" style:rel-column-width="12601*"/>
    </style:style>
    <style:style style:name="Table3.C" style:family="table-column">
      <style:table-column-properties style:column-width="1.298cm" style:rel-column-width="8824*"/>
    </style:style>
    <style:style style:name="Table3.D" style:family="table-column">
      <style:table-column-properties style:column-width="2.016cm" style:rel-column-width="13705*"/>
    </style:style>
    <style:style style:name="Table3.A1" style:family="table-cell">
      <style:table-cell-properties fo:padding="0cm" fo:border="none"/>
    </style:style>
    <style:style style:name="Table3.7" style:family="table-row">
      <style:table-row-properties style:min-row-height="0.519cm"/>
    </style:style>
    <style:style style:name="P1" style:family="paragraph" style:parent-style-name="Standard">
      <style:text-properties style:font-name="Liberation Sans" officeooo:rsid="0017df8b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able_20_Contents">
      <style:paragraph-properties fo:text-align="end" style:justify-single-word="false"/>
      <style:text-properties style:font-name="Liberation Sans" officeooo:paragraph-rsid="00263f49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rsid="0019b17e" officeooo:paragraph-rsid="0019b17e"/>
    </style:style>
    <style:style style:name="P5" style:family="paragraph" style:parent-style-name="Heading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6" style:family="paragraph" style:parent-style-name="Table_20_Contents">
      <style:text-properties style:font-name="Liberation Sans" fo:font-size="18pt" officeooo:rsid="0029a5e3" officeooo:paragraph-rsid="0029a5e3" style:font-size-asian="18pt" style:font-size-complex="18pt"/>
    </style:style>
    <style:style style:name="P7" style:family="paragraph" style:parent-style-name="Table_20_Contents">
      <style:text-properties style:font-name="Liberation Sans" officeooo:rsid="002552e3" officeooo:paragraph-rsid="003b8398"/>
    </style:style>
    <style:style style:name="P8" style:family="paragraph" style:parent-style-name="Table_20_Contents">
      <style:text-properties style:font-name="Liberation Sans" officeooo:rsid="002552e3" officeooo:paragraph-rsid="003ceafd"/>
    </style:style>
    <style:style style:name="P9" style:family="paragraph" style:parent-style-name="Table_20_Contents">
      <style:text-properties style:font-name="Liberation Sans" officeooo:rsid="002552e3" officeooo:paragraph-rsid="003cefa8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officeooo:rsid="00263f49" officeooo:paragraph-rsid="00263f49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2b6f75" officeooo:paragraph-rsid="002b6f75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353942" officeooo:paragraph-rsid="00353942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336f98" officeooo:paragraph-rsid="00336f98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officeooo:rsid="003a2012" officeooo:paragraph-rsid="003a2012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3a2012" officeooo:paragraph-rsid="003a2012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63f49"/>
    </style:style>
    <style:style style:name="T2" style:family="text">
      <style:text-properties officeooo:rsid="00353942"/>
    </style:style>
    <style:style style:name="T3" style:family="text">
      <style:text-properties officeooo:rsid="003b8398"/>
    </style:style>
    <style:style style:name="T4" style:family="text">
      <style:text-properties officeooo:rsid="003ceafd"/>
    </style:style>
    <style:style style:name="T5" style:family="text">
      <style:text-properties officeooo:rsid="003cefa8"/>
    </style:style>
    <style:style style:name="T6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562399168" text:id="ct562399168">
          <text:insertion>
            <office:change-info>
              <dc:creator>Unknown Author</dc:creator>
              <dc:date>2013-04-30T08:36:00</dc:date>
            </office:change-info>
          </text:insertion>
        </text:changed-region>
        <text:changed-region xml:id="ct573127056" text:id="ct573127056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541971824" text:id="ct541971824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566354768" text:id="ct566354768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427856560" text:id="ct427856560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541809216" text:id="ct541809216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242329552" text:id="ct242329552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42341632" text:id="ct242341632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42342688" text:id="ct242342688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42343264" text:id="ct242343264">
          <text:insertion>
            <office:change-info>
              <dc:creator>Unknown Author</dc:creator>
              <dc:date>2013-04-30T13:23:00</dc:date>
            </office:change-info>
          </text:insertion>
        </text:changed-region>
        <text:changed-region xml:id="ct562398976" text:id="ct562398976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562413024" text:id="ct562413024">
          <text:insertion>
            <office:change-info>
              <dc:creator>Unknown Author</dc:creator>
              <dc:date>2013-04-30T14:17:00</dc:date>
            </office:change-info>
          </text:insertion>
        </text:changed-region>
        <text:changed-region xml:id="ct242343600" text:id="ct242343600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242336784" text:id="ct242336784">
          <text:insertion>
            <office:change-info>
              <dc:creator>Unknown Author</dc:creator>
              <dc:date>2013-04-30T08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ottin Rouce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 table:style-name="Table2.1">
                <table:table-cell office:value-type="string">
                  <text:p text:style-name="P6"><text:change-start text:change-id="ct562399168"/>it['nom_social']<text:change-end text:change-id="ct562399168"/></text:p>
                </table:table-cell>
              </table:table-row>
              <table:table-row>
                <table:table-cell office:value-type="string">
                  <text:p text:style-name="P7"><text:change-start text:change-id="ct573127056"/><text:span text:style-name="T3">it['no_civique']</text:span><text:change-end text:change-id="ct573127056"/><text:span text:style-name="T3"> </text:span><text:change-start text:change-id="ct541971824"/><text:span text:style-name="T4">it['rue']</text:span><text:change-end text:change-id="ct541971824"/></text:p>
                </table:table-cell>
              </table:table-row>
              <table:table-row>
                <table:table-cell office:value-type="string">
                  <text:p text:style-name="P8"><text:change-start text:change-id="ct566354768"/><text:span text:style-name="T4">it['ville']</text:span><text:change-end text:change-id="ct566354768"/><text:span text:style-name="T4">, </text:span><text:change-start text:change-id="ct427856560"/><text:span text:style-name="T4">it['province']</text:span><text:change-end text:change-id="ct427856560"/></text:p>
                </table:table-cell>
              </table:table-row>
              <table:table-row>
                <table:table-cell office:value-type="string">
                  <text:p text:style-name="P9"><text:change-start text:change-id="ct541809216"/><text:span text:style-name="T5">it['code_postal']</text:span><text:change-end text:change-id="ct541809216"/></text:p>
                </table:table-cell>
              </table:table-row>
            </table:table>
            <text:p text:style-name="P2"><office:annotation><dc:creator>Unknown Author</dc:creator><dc:date>2013-04-29T19:18:42</dc:date><text:p text:style-name="P16"><text:span text:style-name="T6">do row for it in items</text:span></text:p></office:annotatio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10">No client SAQ : </text:p>
                </table:table-cell>
                <table:table-cell table:style-name="Table3.A1" office:value-type="string">
                  <text:p text:style-name="P11"><text:change-start text:change-id="ct242329552"/>it['no_client_saq']<text:change-end text:change-id="ct242329552"/></text:p>
                </table:table-cell>
                <table:table-cell table:style-name="Table3.A1" office:value-type="string">
                  <text:p text:style-name="P10">Succ. :</text:p>
                </table:table-cell>
                <table:table-cell table:style-name="Table3.A1" office:value-type="string">
                  <text:p text:style-name="P11"><text:change-start text:change-id="ct242341632"/>it['no_succursale_saq']<text:change-end text:change-id="ct242341632"/></text:p>
                </table:table-cell>
              </table:table-row>
              <table:table-row>
                <table:table-cell table:style-name="Table3.A1" office:value-type="string">
                  <text:p text:style-name="P10">Responsable : </text:p>
                </table:table-cell>
                <table:table-cell table:style-name="Table3.A1" table:number-columns-spanned="3" office:value-type="string">
                  <text:p text:style-name="P11"><text:change-start text:change-id="ct242342688"/>it['nom_responsable']<text:change-end text:change-id="ct242342688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0">Téléphone : </text:p>
                </table:table-cell>
                <table:table-cell table:style-name="Table3.A1" table:number-columns-spanned="3" office:value-type="string">
                  <text:p text:style-name="P12"><text:change-start text:change-id="ct242343264"/>it['no_tel']<text:change-end text:change-id="ct242343264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><text:span text:style-name="T2">Mobile</text:span><text:span text:style-name="T1"> : </text:span></text:p>
                </table:table-cell>
                <table:table-cell table:style-name="Table3.A1" table:number-columns-spanned="3" office:value-type="string">
                  <text:p text:style-name="P13"><text:change-start text:change-id="ct562398976"/>it['no_cellulaire']<text:change-end text:change-id="ct562398976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4">Téléphone pers. : </text:p>
                </table:table-cell>
                <table:table-cell table:style-name="Table3.A1" table:number-columns-spanned="3" office:value-type="string">
                  <text:p text:style-name="P15"><text:change-start text:change-id="ct562413024"/>it['no_tel_personnel']<text:change-end text:change-id="ct562413024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0">Courriel : </text:p>
                </table:table-cell>
                <table:table-cell table:style-name="Table3.A1" table:number-columns-spanned="3" office:value-type="string">
                  <text:p text:style-name="P13"><text:change-start text:change-id="ct242343600"/>it['courriel']<text:change-end text:change-id="ct242343600"/></text:p>
                </table:table-cell>
                <table:covered-table-cell/>
                <table:covered-table-cell/>
              </table:table-row>
              <table:table-row table:style-name="Table3.7">
                <table:table-cell table:style-name="Table3.A1" office:value-type="string">
                  <text:p text:style-name="P10">Note : </text:p>
                </table:table-cell>
                <table:table-cell table:style-name="Table3.A1" table:number-columns-spanned="3" office:value-type="string">
                  <text:p text:style-name="P13"><text:change-start text:change-id="ct242336784"/>it['note_client']<text:change-end text:change-id="ct242336784"/></text:p>
                </table:table-cell>
                <table:covered-table-cell/>
                <table:covered-table-cell/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ebdings" svg:font-family="Webdings" style:font-pitch="variable" style:font-charset="x-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573115072" text:id="ct573115072">
            <text:insertion>
              <office:change-info>
                <dc:creator>Unknown Author</dc:creator>
                <dc:date>2013-05-03T09:22:00</dc:date>
              </office:change-info>
            </text:insertion>
          </text:changed-region>
        </text:tracked-changes>
        <text:p text:style-name="Footer"><text:change-start text:change-id="ct573115072"/><text:page-number text:select-page="current">1</text:page-number><text:change-end text:change-id="ct57311507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8:46:41</meta:creation-date>
    <dc:date>2013-05-03T10:36:34</dc:date>
    <meta:editing-duration>PT20H41M20S</meta:editing-duration>
    <meta:editing-cycles>31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23" meta:word-count="37" meta:character-count="342" meta:non-whitespace-character-count="321"/>
  </office:meta>
</office:document-meta>
</file>